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a xlink:href="https://www.nike.com/ie/?cp=70767725832_search_|nike|361506189|1180876375137048|e|c|EN|pure|73804967875604&amp;gclid=1542acb8c17b1571b4dcccef4ae301db&amp;gclsrc=3p.ds&amp;ds_rl=1252249&amp;msclkid=1542acb8c17b1571b4dcccef4ae301db" office:target-frame-name="_top" xlink:show="replace"><text:span text:style-name="Hyperlink">Nike. Just Do It. Nike IE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00123883 Ava Swan</meta:initial-creator>
    <dc:creator>B00123883 Ava Swan</dc:creator>
    <meta:creation-date>2021-03-21T18:14:00Z</meta:creation-date>
    <dc:date>2021-03-21T18:15:00Z</dc:date>
    <meta:template xlink:href="Normal" xlink:type="simple"/>
    <meta:editing-cycles>1</meta:editing-cycles>
    <meta:editing-duration>PT60S</meta:editing-duration>
    <meta:document-statistic meta:page-count="1" meta:paragraph-count="1" meta:word-count="38" meta:character-count="255" meta:row-count="1" meta:non-whitespace-character-count="218"/>
  </office:meta>
</office:document-meta>
</file>